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pageBreaks.xml" manifest:media-type="text/xml"/>
  <manifest:file-entry manifest:full-path="Basic/Publishing/pageHelpers.xml" manifest:media-type="text/xml"/>
  <manifest:file-entry manifest:full-path="Basic/Publishing/Libraries.xml" manifest:media-type="text/xml"/>
  <manifest:file-entry manifest:full-path="Basic/Publishing/Correction.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Dialogs.xml" manifest:media-type="text/xml"/>
  <manifest:file-entry manifest:full-path="Basic/Publishing/stringHelpers.xml" manifest:media-type="text/xml"/>
  <manifest:file-entry manifest:full-path="Basic/Standard/script-lb.xml" manifest:media-type="text/xml"/>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Heading_20_1">
      <style:text-properties style:font-name="Liberation Serif" officeooo:paragraph-rsid="02d82664" style:text-scale="99%"/>
    </style:style>
    <style:style style:name="P29" style:family="paragraph" style:parent-style-name="Heading_20_1" style:master-page-name="Landscape">
      <style:paragraph-properties style:page-number="auto"/>
      <style:text-properties style:font-name="Liberation Serif" style:text-underline-style="solid" style:text-underline-type="double" style:text-underline-width="auto" style:text-underline-color="font-color" officeooo:paragraph-rsid="02d82664" style:text-scale="99%"/>
    </style:style>
    <style:style style:name="P30" style:family="paragraph" style:parent-style-name="Heading_20_1">
      <style:paragraph-properties fo:break-before="page"/>
      <style:text-properties style:font-name="Liberation Serif"/>
    </style:style>
    <style:style style:name="P31" style:family="paragraph" style:parent-style-name="Standard" style:list-style-name="L1">
      <style:text-properties style:font-name="Liberation Serif"/>
    </style:style>
    <style:style style:name="P32" style:family="paragraph" style:parent-style-name="Heading_20_2">
      <style:text-properties style:font-name="Liberation Serif"/>
    </style:style>
    <style:style style:name="P33"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4"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5" style:family="paragraph" style:parent-style-name="Table_20_Contents" style:list-style-name="L1">
      <style:text-properties style:font-name="Liberation Serif" officeooo:rsid="02ed919d" officeooo:paragraph-rsid="02eda724"/>
    </style:style>
    <style:style style:name="P36" style:family="paragraph" style:parent-style-name="Table_20_Contents" style:list-style-name="L2">
      <style:paragraph-properties fo:text-align="start" style:justify-single-word="false"/>
      <style:text-properties style:font-name="Liberation Serif" officeooo:paragraph-rsid="02eda724"/>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
      <text:h xml:id="id2189943771" text:style-name="P28"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draw:control text:anchor-type="as-char" svg:y="-4mm" draw:z-index="0" draw:name="Фигура1" draw:style-name="gr1" draw:text-style-name="P37" svg:width="63.47mm" svg:height="5.95mm" draw:control="control1"/><text:s/></text:p>
          </table:table-cell>
          <table:table-cell table:style-name="Таблица3.A1" office:value-type="string">
            <text:p text:style-name="P5"><draw:control text:anchor-type="as-char" svg:y="-4mm" draw:z-index="5" draw:name="Фигура1" draw:style-name="gr1" draw:text-style-name="P37" svg:width="63.47mm" svg:height="5.95mm" draw:control="control6"/><text:s/></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7" svg:width="63.35mm" svg:height="5.95mm" draw:control="control3"/><text:s/></text:p>
          </table:table-cell>
          <table:table-cell table:style-name="Таблица3.A1" office:value-type="string">
            <text:p text:style-name="P5"><draw:control text:anchor-type="as-char" svg:y="-4mm" draw:z-index="6" draw:name="Фигура1" draw:style-name="gr1" draw:text-style-name="P37" svg:width="63.47mm" svg:height="5.95mm" draw:control="control7"/><text:s/></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7" svg:width="63.75mm" svg:height="5.95mm" draw:control="control2"/><text:s/></text:p>
          </table:table-cell>
          <table:table-cell table:style-name="Таблица3.A1" office:value-type="string">
            <text:p text:style-name="P5"><draw:control text:anchor-type="as-char" svg:y="-4mm" draw:z-index="7" draw:name="Фигура1" draw:style-name="gr1" draw:text-style-name="P37" svg:width="63.47mm" svg:height="5.95mm" draw:control="control8"/><text:s/></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7" svg:width="64.16mm" svg:height="5.95mm" draw:control="control4"/><text:s/></text:p>
          </table:table-cell>
          <table:table-cell table:style-name="Таблица3.A1" office:value-type="string">
            <text:p text:style-name="P5"><draw:control text:anchor-type="as-char" svg:y="-4mm" draw:z-index="8" draw:name="Фигура1" draw:style-name="gr1" draw:text-style-name="P37" svg:width="63.47mm" svg:height="5.95mm" draw:control="control9"/><text:s/></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7" svg:width="63.67mm" svg:height="5.95mm" draw:control="control5"/><text:s/></text:p>
          </table:table-cell>
          <table:table-cell table:style-name="Таблица3.A1" office:value-type="string">
            <text:p text:style-name="P5"><draw:control text:anchor-type="as-char" svg:y="-4mm" draw:z-index="9" draw:name="Фигура1" draw:style-name="gr1" draw:text-style-name="P37" svg:width="63.47mm" svg:height="5.95mm" draw:control="control10"/><text:s/></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7" svg:width="63.67mm" svg:height="5.95mm" draw:control="control11"/></text:p>
          </table:table-cell>
          <table:table-cell table:style-name="Таблица3.A1" office:value-type="string">
            <text:p text:style-name="P7"><draw:control text:anchor-type="as-char" svg:y="-4mm" draw:z-index="11" draw:name="Фигура1" draw:style-name="gr1" draw:text-style-name="P37" svg:width="63.47mm" svg:height="5.95mm" draw:control="control12"/></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0" text:outline-level="1">Документация по <text:span text:style-name="T3">программам (макросам)</text:span></text:h>
      <text:h xml:id="id315479088" text:style-name="P32"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305903597" text:style-name="L1">
              <text:list-item>
                <text:p text:style-name="P31">Множество последовательных пробелов заменяется на единственный</text:p>
              </text:list-item>
              <text:list-item>
                <text:p text:style-name="P31">Удаляются пробелы перед знаками пунктуации</text:p>
              </text:list-item>
              <text:list-item>
                <text:p text:style-name="P31">Тире между цифрами заменяется на цифровое тире</text:p>
              </text:list-item>
              <text:list-item>
                <text:p text:style-name="P31">Тире между словами заменяется на среднее тире</text:p>
              </text:list-item>
              <text:list-item>
                <text:p text:style-name="P31">Пробелы после открывания скобок или кавычек удаляются</text:p>
              </text:list-item>
              <text:list-item>
                <text:p text:style-name="P31">Пробел между фамилией и последующими инициалами заменяется на неразрывный</text:p>
              </text:list-item>
              <text:list-item>
                <text:p text:style-name="P31">Пробел между инициалами и последующей фамилией заменяется на неразрывный</text:p>
              </text:list-item>
              <text:list-item>
                <text:p text:style-name="P31">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31">Пробел между с. 7 и т. 7 заменяется на неразрывный</text:p>
              </text:list-item>
              <text:list-item>
                <text:p text:style-name="P31">Пробел между серия 7, часть 7, том 7 заменяется на неразрывный</text:p>
              </text:list-item>
              <text:list-item>
                <text:p text:style-name="P31">Пробел между 1917 г. Заменяется на неразрывный, а при отсутсвии вставляется</text:p>
                <text:p text:style-name="P35">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1206045964" text:style-name="L2">
              <text:list-item>
                <text:p text:style-name="P36"><text:span text:style-name="T5">П</text:span>олужирного</text:p>
              </text:list-item>
              <text:list-item>
                <text:p text:style-name="P36"><text:span text:style-name="T5">К</text:span>урсива</text:p>
              </text:list-item>
              <text:list-item>
                <text:p text:style-name="P36"><text:span text:style-name="T5">П</text:span>одчеркивания</text:p>
              </text:list-item>
              <text:list-item>
                <text:p text:style-name="P36"><text:span text:style-name="T5">З</text:span>ачеркивания</text:p>
              </text:list-item>
              <text:list-item>
                <text:p text:style-name="P36"><text:span text:style-name="T5">В</text:span>ерхн<text:span text:style-name="T5">ий</text:span> индекс</text:p>
              </text:list-item>
              <text:list-item>
                <text:p text:style-name="P36"><text:soft-page-break/><text:span text:style-name="T5">Н</text:span>ижн<text:span text:style-name="T5">ий</text:span> индекс</text:p>
              </text:list-item>
              <text:list-item>
                <text:p text:style-name="P36"><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3"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4"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3DT6H34M15S</meta:editing-duration>
    <meta:editing-cycles>913</meta:editing-cycles>
    <meta:generator>LibreOffice/6.2.7.1$Linux_X86_64 LibreOffice_project/23edc44b61b830b7d749943e020e96f5a7df63bf</meta:generator>
    <dc:date>2019-10-16T00:05:26.101827464</dc:date>
    <meta:document-statistic meta:table-count="4" meta:image-count="0" meta:object-count="0" meta:page-count="5" meta:paragraph-count="112" meta:word-count="681" meta:character-count="5256"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Dim description As String
	description = "Вы уверены, что хотите удалить все ссылки в текущем документе?"
	If NOT confirm(description) Then
		Exit Sub
	EndIf
	Dim statusIndicator as Object
	statusIndicator = ThisComponent.getCurrentController.statusIndicator
	statusIndicator.Start("Удаление гиперссылок начато",100)

	Dim SrchAttributes(0) as new com.sun.star.beans.PropertyValue
	SrchAttributes(0).Name = "CharStyleName"
	SrchAttributes(0).Value = "Internet Link"
	Dim ReplAttributes(2) as new com.sun.star.beans.PropertyValue
	ReplAttributes(0).Name = "HyperlinkTarget"
	ReplAttributes(0).Value = ""
	ReplAttributes(1).Name = "HyperLinkURL"
	ReplAttributes(1).Value = ""
	ReplAttributes(2).Name = "CharStyleName"
	ReplAttributes(2).Value = ThisComponent.getStyleFamilies().getByIndex(0).ElementNames(0)
	statusIndicator.setValue(50)
	setAttributesBySearchPattern(searchPattern,SrchAttributes,ReplAttributes)
	statusIndicator.end()
End Sub

Sub disposeAllBookmarks()
	Dim bookmarks As Object
	Dim description As String
	Dim elementName As String
	Dim statusIndicator as Object
	description = "Вы уверены, что хотите удалить все закладки в текущем документе?"
	If NOT confirm(description) Then
		Exit Sub
	EndIf
	statusIndicator = ThisComponent.getCurrentController.statusIndicator
	statusIndicator.Start("Удаление закладок начато",100)
	statusIndicator.setValue(50)
	elementName = ThisComponent.Links.ElementNames(6)
	bookmarks = ThisComponent.Links.getByName(elementName)
	While bookmarks.hasElements()
		bookmark = bookmarks.getByName(bookmarks.ElementNames(0))
		bookmark.dispose()
	Wend
	statusIndicator.end()
End Sub


Sub disposePageBreaks
	Dim statusIndicator as Object
	Dim description As String
	Dim enum1 As Object
	Dim enum1Element As Object
	Dim oTextCursor As Variant
	Dim tableCursor As Variant
	description = "Вы уверены, что хотите удалить все разрывы страниц в текущем документе?"
	If NOT confirm(description) Then
		Exit Sub
	EndIf
	statusIndicator = ThisComponent.getCurrentController.statusIndicator
	statusIndicator.Start("Удаление ручных разрывов страниц начато",100)
	statusIndicator.setValue(50)
	oTextCursor = ThisComponent.Text.CreateTextCursor()
	enum1 = ThisComponent.Text.createEnumeration
	While enum1.hasMoreElements
		enum1Element = enum1.nextElement
		If enum1Element.supportsService("com.sun.star.text.Paragraph") Then
			If enum1Element.BreakType &lt;&gt; com.sun.star.style.BreakType.NONE Then
				oTextCursor.goToRange(enum1Element.getAnchor(), false)
				If NOT IsEmpty(oTextCursor.PageDescName) Then
					oTextCursor.PageDescName = ""
				End If
				oTextCursor.BreakType = com.sun.star.style.BreakType.NONE
			End If
		ElseIf enum1Element.supportsService("com.sun.star.text.TextTable") Then
			If NOT IsEmpty(enum1Element.PageDescName) Then
				enum1Element.PageDescName = ""
			End If
			enum1Element.BreakType = com.sun.star.style.BreakType.NONE
		EndIf
	Wend
	statusIndicator.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	Globalscope.BasicLibraries.LoadLibrary( "MRILib" )
	Dim description As String
	description = "Вы уверены, что хотите запустить макрос Формат?"
	If NOT confirm(description) Then
		Exit Sub
	EndIf
	saveDocument()
	saveVersion("Перед выполнением макроса Формат")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foundString As String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foundString = found.getString()
		If Len(foundString) &lt;&gt; 0 Then
			oTextCursor.collapseToEnd()
			oTextCursor.String = rightEnclosure
			endTextRange = oTextCursor.getEnd()
			oTextCursor.goToRange(found.start,false)
			oTextCursor.String = leftEnclosure
		EndIf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description As String
	description = "Вы уверены, что хотите запустить исправление часто встречающихся ошибок?"
	If NOT confirm(description) Then
		Exit Sub
	EndIf
	saveDocument()
	saveVersion("Перед выполнением макроса Ошибки")
	StopTracking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saveAndreloa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description As String
 	Dim searchPattern As String
 	searchPattern = ""
 	description = "Вы уверены, что хотите заменить белый фон на прозрачный в текущем документе?"
 	If NOT confirm(description) Then
 		Exit Sub
 	EndIf
	Dim statusIndicator as Object
	statusIndicator = ThisComponent.getCurrentController.statusIndicator
	statusIndicator.Start("Замена белого фона на прозрачный начата",100)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setAttributesBySearchPattern(searchPattern,SrchAttributes,ReplAttributes)
	statusIndicator.end()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ialogs.xml><?xml version="1.0" encoding="utf-8"?>
<!DOCTYPE module  PUBLIC '-//OpenOffice.org//DTD OfficeDocument 1.0//EN'  'module.dtd'>
<script:module xmlns:script="http://openoffice.org/2000/script" script:name="Dialogs" script:language="StarBasic" script:moduleType="normal">REM  *****  BASIC  *****
Sub test
	If NOT confirm("Вы уверены, что хотите запустить макрос?") Then
		Exit Sub
	EndIf

End Sub

Function confirm(description)
	If MsgBox (description, 4) =6 Then
		confirm = true
	Else
		confirm = false
	EndIf
	
End Function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sCmdID   = "vnd.sun.star.script:Publishing.pageHelpers.makePageAlbum?language=Basic&amp;location=application"
  sCmdLable = "Альбом"
  nCount = 10
  oToolbarItem = CreateSimpleToolbarItem( sCmdID, sCmdLable )
  oTBSettings.insertByIndex( nCount, oToolbarItem )

  sCmdID   = "vnd.sun.star.script:Publishing.pageHelpers.undoPageAlbum?language=Basic&amp;location=application"
  sCmdLable = "Не Альбом"
  nCount = 11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sCmdID   = "vnd.sun.star.script:Publishing.Bookmarks.disposePageBreaks?language=Basic&amp;location=application"
  sCmdLable = "УдалРазрСтр"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sCmdID   = "vnd.sun.star.script:Publishing.replaceFonts.TNRArabic2Scheherezade?language=Basic&amp;location=application"
  sCmdLable = "Арабский"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imagesRelativePath As String 
Dim allImagesRelativePath As String 
Dim path As String
Dim sectionName As String

Sub makeUpIssue
	Dim description As String
	description = "Вы уверены, что хотите запустить сборку выпуска ?"
	If NOT confirm(description) Then
		Exit Sub
	EndIf
	
	EIFN = "ЭиФН"
	PHA = "ФА"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makePageAlbum
	saveVersion("Перед выполнением макроса повоорта страницы в альбомную ориентацию")
	curPageStyleName = getCurPageStyleName()
	If checkPageSettings(curPageStyleName) Then
		MsgBox "Проверьте размеры колонтитулов и перезапустите макрос"
		Exit Sub
	EndIf
	rotatePageClockwise(curPageStyleName)	
	saveAndreload()
End Sub

Sub undoPageAlbum
	saveVersion("Перед выполнением макроса отмены преобразования страницы в портретную ориентацию")
	curPageStyleName = getCurPageStyleName()
	If checkPageSettings(curPageStyleName) Then
		MsgBox "Проверьте размеры колонтитулов и перезапустите макрос"
		Exit Sub
	EndIf
	applyPortraitPageStyle(curPageStyleName)
	saveAndreload()
End Sub

sub	applyPortraitPageStyle(pageStyleName)
	Dim pageStyles As Object
	Dim pageStyle As Object
	Dim oViewCursor As Object
	oViewCursor = ThisComponent.CurrentController.getViewCursor()
	breakType = oViewCursor.getPropertyValue("BreakType")
	pageStyles = ThisComponent.StyleFamilies.getByName("PageStyles")
	pageStyle = pageStyles.getByName(pageStyleName)
	If NOT pageStyle.IsLandScape Then
		MsgBox "Страница уже имеет портретную ориентацию. Ничего не делаем. Выходим."
		Exit sub
	EndIf
	If pageStyles.hasByName("portrait_" &amp; pageStyleName) Then
		
		replacePageStyleByPortrait(pageStyleName)
		removeAlbumFrames(pageStyleName)
	'	Globalscope.BasicLibraries.LoadLibrary( "MRILib" )
	Else
		MsgBox "Стиль страницы с портретной ориентацией portrait_" &amp; pageStyleName &amp; " не был найден. "
	EndIf
	
End Sub

Sub replacePageStyleByPortrait(pageStyleName)
	Dim pageStyles As Object
	Dim pageStyle As Object
	Dim oldPageStyle As Object
	pageStyles = ThisComponent.StyleFamilies.getByName("PageStyles")
	oldPageStyle = pageStyles.getByName(pageStyleName)
	For i = 0 To pageStyles.getCount() - 1 
		pageStyle = pageStyles.getByIndex(i)
		If pageStyle.FollowStyle = pageStyleName Then
			pageStyle.FollowStyle = "portrait_" &amp; pageStyleName
		EndIf
		If pageStyle.getName() = "portrait_" &amp; pageStyleName Then
			pageStyle.FollowStyle = oldPageStyle.FollowStyle
		EndIf
	Next i
	pageStyles.getByName("portrait_" &amp; pageStyleName).FollowStyle = oldPageStyle.FollowStyle
	
	'Replace in direct formatting
	textEnumeration = ThisComponent.Text.createEnumeration
	While textEnumeration.hasMoreElements
		enumerationElement = textEnumeration.nextElement
		If enumerationElement.pageDescName = pageStyleName Then
			enumerationElement.pageDescName = "portrait_" &amp; pageStyleName
		EndIf
	Wend
	
	'Replace album style by portrait
	If oldPageStyle.IsUserDefined() Then
		pageStyles.removeByName(pageStyleName)
		pageStyles.getByName("portrait_" &amp; pageStyleName).setName(pageStyleName)
	EndIf
	
End Sub


Sub removeAlbumFrames(pageStyleName)
	Dim drawPagesEnum As Object
	Dim drawPage As Object
	drawPagesEnum = ThisComponent.DrawPage.CreateEnumeration()
	While drawPagesEnum.hasMoreElements()
		drawPage = drawPagesEnum.nextElement()
		If drawPage.getName() = "header_" &amp; pageStyleName Or drawPage.getName() = "footer_" &amp; pageStyleName Then
			drawPage.dispose()
		EndIf
	Wend 
End Sub


Sub rotatePageClockwise(pageStyleName)
	Dim pageStyles As Object
	Dim tmpDimension As Long 
	Dim frame As Object
	Dim frameName As String
	oViewCursor = ThisComponent.CurrentController.getViewCursor()
	pageNumber = oViewCursor.getPage()
	pageStyles = ThisComponent.StyleFamilies.getByName("PageStyles")
	pageStyle = pageStyles.getByName(pageStyleName)
	If pageStyle.IsLandScape Then
		MsgBox "Страница уже имеет альбомную ориентацию. Ничего не делаем. Выходим."
		Exit sub
	EndIf
	If NOT pageStyle.IsUserDefined() Then
		pageStyleName = "new" &amp; pageStyleName
		createPageStyleByExample(pageStyleName)
		oViewCursor.pageDescName = pageStyleName
		pageStyle = pageStyles.getByName(pageStyleName)
	EndIf
	createPageStyleByExample("portrait_" &amp; pageStyleName)
	If pageStyle.HeaderIsOn Then
		headerFrameW = pageStyle.HeaderHeight - pageStyle.HeaderBodyDistance
		headerFrameH = pageStyle.Width - pageStyle.HeaderLeftMargin - pageStyle.HeaderRightMargin - pageStyle.LeftMargin - pageStyle.RightMargin
		headerFrameYOffset =  pageStyle.HeaderLeftMargin +  pageStyle.LeftMargin
		headerFrameXOffset =  pageStyle.Height - pageStyle.TopMargin - (pageStyle.HeaderHeight - pageStyle.HeaderBodyDistance)
	EndIf
	
	If pageStyle.FooterIsOn Then
		footerFrameW = pageStyle.FooterHeight - pageStyle.FooterBodyDistance
		footerFrameH = pageStyle.Width - pageStyle.FooterLeftMargin - pageStyle.FooterRightMargin - pageStyle.LeftMargin - pageStyle.RightMargin
		footerFrameYOffset =  pageStyle.FooterLeftMargin +  pageStyle.LeftMargin
		footerFrameXOffset =  pageStyle.BottomMargin
	EndIf
	
	rotatePageClockwiseMargins(pageStyle)
	rotatePageOrientation(pageStyle)
		
	If pageStyle.HeaderIsOn Then
		If NOT pageStyle.FirstIsShared Then
			textElement = pageStyle.HeaderTextFirst
		ElseIf NOT pageStyle.HeaderIsShared Then
			If pageNumber Mod 2 = 1 Then
				textElement = pageStyle.HeaderTextRight
			Else
				textElement = pageStyle.HeaderTextLeft
			EndIf		
		Else 
			textElement = pageStyle.HeaderText
		EndIf
		frameName = "header_" &amp; pageStyleName
		copyTextToFrame(textElement,headerFrameXOffset,headerFrameYOffset,headerFrameW,headerFrameH,frameName)
	EndIf
	
	If pageStyle.FooterIsOn Then
		If NOT pageStyle.FirstIsShared Then
			textElement = pageStyle.FooterTextFirst
		ElseIf NOT pageStyle.FooterIsShared Then
			If pageNumber Mod 2 = 1 Then
				textElement = pageStyle.FooterTextRight
			Else
				textElement = pageStyle.FooterTextLeft
			EndIf		
		Else 
			textElement = pageStyle.FooterText
		EndIf
		frameName = "footer_" &amp; pageStyleName
		copyTextToFrame(textElement,footerFrameXOffset,footerFrameYOffset,footerFrameW,footerFrameH,frameName)
	EndIf

	removePageHeader(pageStyle)
	removePageFooter(pageStyle)

End Sub

Sub rotatePageClockwiseMargins(pageStyle)
	Dim tmpDimension As Long 
	tmpDimension = pageStyle.LeftMargin
	If pageStyle.FooterIsOn Then
		pageStyle.LeftMargin = pageStyle.BottomMargin + pageStyle.FooterHeight
	Else
		pageStyle.LeftMargin = pageStyle.BottomMargin
	EndIf
	pageStyle.BottomMargin = pageStyle.RightMargin
	If pageStyle.HeaderIsOn Then
		pageStyle.RightMargin = pageStyle.TopMargin + pageStyle.HeaderHeight
	Else
		pageStyle.RightMargin = pageStyle.TopMargin
	EndIf
	pageStyle.TopMargin = tmpDimension
End Sub

Sub rotatePageOrientation(pageStyle)
	Dim tmpDimension As Long 
	tmpDimension = pageStyle.Height
	pageStyle.Height = pageStyle.Width
	pageStyle.Width = tmpDimension
	pageStyle.IsLandscape = Not pageStyle.IsLandscape
End Sub

Function checkPageSettings(pageStyleName)
	checkPageSettings = false
	pageStyles = ThisComponent.StyleFamilies.getByName("PageStyles")
	pageStyle = pageStyles.getByName(pageStyleName)	
	If pageStyle.HeaderIsOn Then
		If pageStyle.HeaderIsDynamicHeight Then
			checkPageSettings = true
			pageStyle.HeaderIsDynamicHeight = false
			MsgBox "Высота верхнего колонтитула была задана динамической. Отключаем."
		EndIf
		If pageStyle.HeaderDynamicSpacing Then
			checkPageSettings = true
			pageStyle.HeaderDynamicSpacing = false
			MsgBox "Отступ верхнего колонтитула от тела страницы был задан динамическим. Отключаем."
		EndIf
	EndIf
	If pageStyle.FooterIsOn Then
		If pageStyle.FooterIsDynamicHeight Then
			checkPageSettings = true
			pageStyle.FooterIsDynamicHeight = false
			MsgBox "Высота нижнего колонтитула была задана динамической. Отключаем."
		EndIf
		If pageStyle.FooterDynamicSpacing Then
			checkPageSettings = true
			pageStyle.FooterDynamicSpacing = false
			MsgBox "Отступ нижнего колонтитула от тела страницы был задан динамическим. Отключаем."
		EndIf
	EndIf
	'Workaround to force Writer reread new page settings
	If checkPageSettings Then
		pageStyle.FirstIsShared = true
		pageStyle.FirstIsShared = false
		pageStyle.FirstIsShared = true
	EndIf
End Function


Sub copyTextToFrame(textElement,frameXOffset,frameYOffset,frameW,frameH,frameName)
	oViewCursor = ThisComponent.CurrentController.getViewCursor()
	initialCursorPosition = oViewCursor.Text.createTextCursorByRange(oViewCursor.End)
	frame = createFrame(frameXOffset,frameYOffset,frameW,frameH,frameName)
	enumeration = textElement.CreateEnumeration()
	firstElement = true
	While enumeration.hasMoreElements
		element = enumeration.nextElement()
		If element.supportsService("com.sun.star.text.TextTable") Then
		 	cellNames = element.getCellNames()
		 	element.IsWidthRelative = false
		 	firstCellAnchor = element.getCellByName(cellNames(LBound(cellNames))).getStart()
		 	lastCellAnchor = element.getCellByName(cellNames(UBound(cellNames))).getEnd()
		 	oViewCursor.goToRange(firstCellAnchor,false)
			oViewCursor.goToRange(lastCellAnchor,true)
			unoCopy()
			oViewCursor.goToRange(frame.Text.End,false)
			unoPaste()
			If firstElement Then
				frame.Text.CreateEnumeration().nextElement.dispose()
			EndIf
		ElseIf  element.supportsService("com.sun.star.text.Paragraph") Then
			oViewCursor.goToRange(element,false)
			unoCopy()
			oViewCursor.goToRange(frame.Text.End,false)
			unoPaste()
		EndIf
		firstElement = false
	Wend
	oViewCursor.goToRange(initialCursorPosition,false)
End Sub

Sub removePageHeader(pageStyle)
	pageStyle.headerIsOn = false
End Sub

Sub removePageFooter(pageStyle)
	pageStyle.FooterIsOn = false
End Sub

Function getCurPageStyleName()
	dim curPageStyleName as String 
	dim oViewCursor as Object
	dim oTextCursor as Object
	oViewCursor = ThisComponent.CurrentController.getViewCursor()
	'Mri oViewCursor
	If Not oViewCursor.isAtEndOfLine() And Not oViewCursor.isAtStartOfLine()  Then
		oViewCursor.goToStartOfLine(false)
	EndIf
	oTextCursor = oViewCursor.Text.createTextCursorByRange(oViewCursor)
	If oTextCursor.isStartOfParagraph() Then
		getCurPageStyleName = oViewCursor.PageStyleName
		Exit Function
	EndIf
	If oTextCursor.isEndOfParagraph() Then
		getCurPageStyleName = oViewCursor.PageStyleName
		Exit Function
	EndIf
	oViewCursor.Text.insertControlCharacter(oViewCursor.End,com.sun.star.text.ControlCharacter.PARAGRAPH_BREAK,False)
	oViewCursor.paraOrphans = 0
	oViewCursor.paraWidows = 0
	oTextCursor = oViewCursor.Text.createTextCursorByRange(oViewCursor)
	oTextCursor.goRight(1,false)
	oViewCursor.goToRange(oTextCursor,false)
	getCurPageStyleName = oViewCursor.pageStyleName
	oViewCursor.goLeft(1,false)
	backspace()
End Function

Sub unoCopy
	dim document   as object
	dim dispatcher as object
	document   = ThisComponent.CurrentController.Frame
	dispatcher = createUnoService("com.sun.star.frame.DispatchHelper")
	dispatcher.executeDispatch(document, ".uno:Copy", "", 0, Array())
End Sub

sub unoPaste
	dim document   as object
	dim dispatcher as object
	document   = ThisComponent.CurrentController.Frame
	dispatcher = createUnoService("com.sun.star.frame.DispatchHelper")
	dispatcher.executeDispatch(document, ".uno:Paste", "", 0, Array())
end sub

Function createFrame(posX,posY,width,height,frameName)
	Dim oViewCursor as Object
	Dim oTextCursor as Object
	Dim oText As Object
	oViewCursor = ThisComponent.CurrentController.getViewCursor()
	oText = oViewCursor.Text
	oTextCursor = oText.createTextCursorByRange(oViewCursor.End)
	frame = ThisComponent.createInstance("com.sun.star.text.TextFrame")
	frame.AnchorType = 0
	frame.Height = height
	frame.Width = width
	frame.PageToggle = false
	frame.BorderDistance = 0
	frame.HoriOrient = 0
	frame.HoriOrientRelation = 7
	frame.HoriOrientPosition= posX
	frame.VertOrient = 0
	frame.VertOrientRelation = 7
	frame.VertOrientPosition = posY
	oText.insertTextContent(oTextCursor.Start, frame, false)
	frame.FrameIsAutomaticHeight = false
	border = frame.bottomBorder
	border.OuterLineWidth = 0
	border.LineWidth = 0
	frame.bottomBorder = border
	frame.topBorder = border
	frame.leftBorder = border
	frame.rightBorder = border
	frame.WritingMode = 2
	frame.PositionProtected = true
	frame.Name = frameName
	createFrame = frame
End Function

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Dim newFontName As String
	newFontName = "IPH Astra Serif"
	statusIndicator = ThisComponent.getCurrentController.StatusIndicator
	statusIndicator.Start("Замена шрифтов начата, подождите",10)
	Univ2IPH()
	statusIndicator.setValue(20)
	goth2IPH()
	statusIndicator.setValue(25)
	TNRArabic2Scheherezade()
	statusIndicator.setValue(45)
	'Replace Times New Roman to IPH Serif in styles
	replaceFontNameInStyles( "Times New Roman", newFontName)
	replaceFontNameInDirectFormat( "Times New Roman", newFontName)
	statusIndicator.setValue(50)
	replaceFontNameInStyles( "Liberation Serif", newFontName)
	replaceFontNameInDirectFormat( "Liberation Serif", newFontName)
	statusIndicator.setValue(60)	
	replaceFontNameInStyles( "ArabicD", newFontName)
	replaceFontNameInDirectFormat( "ArabicD", newFontName)
	statusIndicator.setValue(70)	
	'Replace Arial to IPH Sans in styles
	replaceFontNameInStyles( "Arial","IPH Lib Sans")
	replaceFontNameInDirectFormat( "Arial","IPH Lib Sans")
	statusIndicator.setValue(8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newFontName As String
	newFontName = "IPH Astra Serif"
	Dim SrchAttributes(0) as new com.sun.star.beans.PropertyValue
	Dim ReplAttributes(0) as new com.sun.star.beans.PropertyValue
	SrchAttributes(0).Name = "CharFontName"
	SrchAttributes(0).Value = "WL LatinAllIn1Goth"
	ReplAttributes(0).Name = "CharFontName"
	ReplAttributes(0).Value = newFontName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newFontName
	SearchString = "\uF0F1"
	oReplaceString = "́"
	ReplaceFormatting(SearchString,oReplaceString,SrchAttributes,ReplAttributes, false)
	ReplaceFormatting(SearchString,oReplaceString,SrchAttributes,ReplAttributes, true)
	
	substituteCharNameInStyles( "WL LatinAllIn1Goth", newFontName)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turnOffTracking
	document   = ThisComponent.CurrentController.Frame
	dispatcher = createUnoService("com.sun.star.frame.DispatchHelper")
	Dim args(0) as new com.sun.star.beans.PropertyValue
	args(0).Name = "TrackChanges"
	args(0).Value = false
	dispatcher.executeDispatch(document, ".uno:TrackChanges", "", 0, args())
	
End Sub


Sub searchAndReplaceDiffFonts(badSymbol As String,firstPart  As String,secondPart  As String)
	Dim oSearch
	Dim oTextCursor As Object 
	Dim oViewCursor As Object
	Dim lineIndent

	turnOffTracking
	oViewCursor = thisComponent.getCurrentController.getViewCursor
	oViewCursor.jumpToFirstPage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Sub TNRArabic2Scheherezade
	Dim statusIndicator as Object
	statusIndicator = ThisComponent.getCurrentController.StatusIndicator
	statusIndicator.Start("Замена шрифтов начата, подождите",20)

	Dim newFontName as String  
	Dim oldFontName As String 
	Dim searchPattern As String
	oldFontName = "Times New Roman"
	newFontName = "Scheherazade"
	searchPattern = "[\u0600-\u06FF]+"
	replaceComplexFontNameInStyles(oldFontName,newFontName)
	statusIndicator.setValue(90)
	changeFontForChars(oldFontName, newFontName, searchPattern)
	statusIndicator.end()
end Sub

Sub changeFontForChars(oldFontName, newFontName, searchPattern)
	Dim SrchAttributes(0) as new com.sun.star.beans.PropertyValue
	SrchAttributes(0).Name = "CharFontName"
	SrchAttributes(0).Value = oldFontName
	Dim ReplAttributes(1) as new com.sun.star.beans.PropertyValue
	ReplAttributes(0).Name = "CharFontName"
	ReplAttributes(0).Value = newFontName
	ReplAttributes(1).Name = "CharFontNameComplex"
	ReplAttributes(1).Value = newFontName
	setAttributesBySearchPattern(searchPattern,SrchAttributes,ReplAttributes)
	setAttributesBySearchPattern(searchPattern,SrchAttributes,ReplAttributes)
End Sub


Sub setAttributesBySearchPattern(searchPattern As String, SrchAttributes, ReplAttributes)
	
	turnOffTracking
	
	Dim oSearch
	Dim oTextCursor As Object 
	Dim oViewCursor As Object
	Dim lineIndent
	Dim foundPatterns() As Object
	document   = ThisComponent.CurrentController.Frame
	dispatcher = createUnoService("com.sun.star.frame.DispatchHelper")
	oSearch = ThisComponent.createSearchDescriptor()
	oSearch.SearchString = searchPattern
	oSearch.SearchRegularExpression=True
    oSearch.SearchAll = True
    oSearch.searchStyles = true
    If Not IsEmpty(SrchAttributes(0).Value) Then
      oSearch.SetSearchAttributes(SrchAttributes())
    End If
	oFound = ThisComponent.findFirst(oSearch)
	Do While Not IsNull(oFound)
	  For i = LBound(ReplAttributes) To Ubound(ReplAttributes)
  	'	Globalscope.BasicLibraries.LoadLibrary( "MRILib" )
	'  	Mri oFound
	  	If oFound.getPropertySetInfo.hasPropertyByName(ReplAttributes(i).Name) Then
		  oFound.SetPropertyValue(ReplAttributes(i).Name,ReplAttributes(i).Value)
		EndIf
	  Next i	  
	  oFound = ThisComponent.findNext(oFound.End, oSearch)
	Loop

End Sub

Sub replaceComplex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Complex") Then
	      fontName = oStyle.getPropertyValue("CharFontNameComplex")
	      oPositionOfMatch = InStr(fontName, oldFontStart)
	      If oPositionOfMatch = 1 Then
	        oStyle.CharFontNameComplex = newFontName
	      EndIf
	    EndIf
	  Next
	Next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element library:name="Dialog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Dim description As String
	description = "Вы уверены, что хотите удалить все неиспользуемые стили?"
	If NOT confirm(description) Then
		Exit Sub
	EndIf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